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lwgMono" svg:font-family="TlwgMono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text-properties style:font-name="TlwgMono"/>
    </style:style>
    <style:style style:name="P4" style:family="paragraph" style:parent-style-name="Heading_20_1" style:list-style-name=""/>
    <style:style style:name="P5" style:family="paragraph" style:parent-style-name="Heading_20_1">
      <style:paragraph-properties fo:break-before="page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or: Krzysztof Piekutowski</text:p>
      <text:p text:style-name="P1"/>
      <text:p text:style-name="P2">Graficzny edytor sieci Petriego</text:p>
      <text:p text:style-name="Standard"/>
      <text:h text:style-name="Heading_20_1" text:outline-level="1">Tablica Tokenów:</text:h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Table_20_Contents">Symbol leksykalny</text:p>
          </table:table-cell>
          <table:table-cell table:style-name="Tabela1.A1" office:value-type="string">
            <text:p text:style-name="Table_20_Contents">Wartość</text:p>
          </table:table-cell>
          <table:table-cell table:style-name="Tabela1.C1" office:value-type="string">
            <text:p text:style-name="Table_20_Contents">Uwagi</text:p>
          </table:table-cell>
        </table:table-row>
        <table:table-row>
          <table:table-cell table:style-name="Tabela1.A2" office:value-type="string">
            <text:p text:style-name="Table_20_Contents">identifier</text:p>
          </table:table-cell>
          <table:table-cell table:style-name="Tabela1.A2" office:value-type="string">
            <text:p text:style-name="Table_20_Contents">”[a-zA-Z][a-zA-Z0-9_]*”</text:p>
          </table:table-cell>
          <table:table-cell table:style-name="Tabela1.C2" office:value-type="string">
            <text:p text:style-name="Table_20_Contents">identyfikator</text:p>
          </table:table-cell>
        </table:table-row>
        <table:table-row>
          <table:table-cell table:style-name="Tabela1.A2" office:value-type="string">
            <text:p text:style-name="Table_20_Contents">float</text:p>
          </table:table-cell>
          <table:table-cell table:style-name="Tabela1.A2" office:value-type="string">
            <text:p text:style-name="Table_20_Contents">”(0)|([1-9][0-9]*).([0-9]+)”</text:p>
          </table:table-cell>
          <table:table-cell table:style-name="Tabela1.C2" office:value-type="string">
            <text:p text:style-name="Table_20_Contents">liczba zmiennoprzecinkowa</text:p>
          </table:table-cell>
        </table:table-row>
        <table:table-row>
          <table:table-cell table:style-name="Tabela1.A2" office:value-type="string">
            <text:p text:style-name="Table_20_Contents">integer</text:p>
          </table:table-cell>
          <table:table-cell table:style-name="Tabela1.A2" office:value-type="string">
            <text:p text:style-name="Table_20_Contents">”(0)|([1-9][0-9]*)”</text:p>
          </table:table-cell>
          <table:table-cell table:style-name="Tabela1.C2" office:value-type="string">
            <text:p text:style-name="Table_20_Contents">liczba całkowita</text:p>
          </table:table-cell>
        </table:table-row>
        <table:table-row>
          <table:table-cell table:style-name="Tabela1.A2" office:value-type="string">
            <text:p text:style-name="Table_20_Contents">end_tok</text:p>
          </table:table-cell>
          <table:table-cell table:style-name="Tabela1.A2" office:value-type="string">
            <text:p text:style-name="Table_20_Contents">”end”</text:p>
          </table:table-cell>
          <table:table-cell table:style-name="Tabela1.C2" office:value-type="string">
            <text:p text:style-name="Table_20_Contents">słowo kluczowe</text:p>
          </table:table-cell>
        </table:table-row>
        <table:table-row>
          <table:table-cell table:style-name="Tabela1.A2" office:value-type="string">
            <text:p text:style-name="Table_20_Contents">places_tok</text:p>
          </table:table-cell>
          <table:table-cell table:style-name="Tabela1.A2" office:value-type="string">
            <text:p text:style-name="Table_20_Contents">”places”</text:p>
          </table:table-cell>
          <table:table-cell table:style-name="Tabela1.C2" office:value-type="string">
            <text:p text:style-name="Table_20_Contents">słowo kluczowe</text:p>
          </table:table-cell>
        </table:table-row>
        <table:table-row>
          <table:table-cell table:style-name="Tabela1.A2" office:value-type="string">
            <text:p text:style-name="Table_20_Contents">transitions_tok</text:p>
          </table:table-cell>
          <table:table-cell table:style-name="Tabela1.A2" office:value-type="string">
            <text:p text:style-name="Table_20_Contents">”transitions”</text:p>
          </table:table-cell>
          <table:table-cell table:style-name="Tabela1.C2" office:value-type="string">
            <text:p text:style-name="Table_20_Contents">słowo kluczowe</text:p>
          </table:table-cell>
        </table:table-row>
        <table:table-row>
          <table:table-cell table:style-name="Tabela1.A2" office:value-type="string">
            <text:p text:style-name="Table_20_Contents">arcs_tok</text:p>
          </table:table-cell>
          <table:table-cell table:style-name="Tabela1.A2" office:value-type="string">
            <text:p text:style-name="Table_20_Contents">”arcs”</text:p>
          </table:table-cell>
          <table:table-cell table:style-name="Tabela1.C2" office:value-type="string">
            <text:p text:style-name="Table_20_Contents">słowo kluczowe</text:p>
          </table:table-cell>
        </table:table-row>
        <table:table-row>
          <table:table-cell table:style-name="Tabela1.A2" office:value-type="string">
            <text:p text:style-name="Table_20_Contents">settings_tok</text:p>
          </table:table-cell>
          <table:table-cell table:style-name="Tabela1.A2" office:value-type="string">
            <text:p text:style-name="Table_20_Contents">”settings”</text:p>
          </table:table-cell>
          <table:table-cell table:style-name="Tabela1.C2" office:value-type="string">
            <text:p text:style-name="Table_20_Contents">słowo kluczowe</text:p>
          </table:table-cell>
        </table:table-row>
      </table:table>
      <text:h text:style-name="P4" text:outline-level="1"/>
      <text:h text:style-name="P5" text:outline-level="1">Opis Gramatyki:</text:h>
      <text:p text:style-name="P3">petri_net -&gt; blocks.</text:p>
      <text:p text:style-name="P3">blocks -&gt; block.</text:p>
      <text:p text:style-name="P3">blocks -&gt; block blocks.</text:p>
      <text:p text:style-name="P3"></text:p>
      <text:p text:style-name="P3">block -&gt; places_block.</text:p>
      <text:p text:style-name="P3">block -&gt; transitions_block.</text:p>
      <text:p text:style-name="P3">block -&gt; arcs_block.</text:p>
      <text:p text:style-name="P3">block -&gt; settings_block.</text:p>
      <text:p text:style-name="P3"></text:p>
      <text:p text:style-name="P3">places_block -&gt; places_tok places end_tok places_tok.</text:p>
      <text:p text:style-name="P3">places_block -&gt; places_tok end_tok places_tok.</text:p>
      <text:p text:style-name="P3">places -&gt; place.</text:p>
      <text:p text:style-name="P3">places -&gt; place places.</text:p>
      <text:p text:style-name="P3">place -&gt; identifier integer integer.</text:p>
      <text:p text:style-name="P3"></text:p>
      <text:p text:style-name="P3">transitions_block -&gt; transitions_tok transitions end_tok transitions_tok.</text:p>
      <text:p text:style-name="P3">transitions_block -&gt; transitions_tok end_tok transitions_tok.</text:p>
      <text:p text:style-name="P3">transitions -&gt; transition.</text:p>
      <text:p text:style-name="P3">transitions -&gt; transition transitions.</text:p>
      <text:p text:style-name="P3">transition -&gt; identifier integer integer integer float.</text:p>
      <text:p text:style-name="P3"></text:p>
      <text:p text:style-name="P3">arcs_block -&gt; arcs_tok arcs end_tok arcs_tok.</text:p>
      <text:p text:style-name="P3">arcs_block -&gt; arcs_tok end_tok arcs_tok.</text:p>
      <text:p text:style-name="P3">arcs -&gt; arc.</text:p>
      <text:p text:style-name="P3">arcs -&gt; arc arcs.</text:p>
      <text:p text:style-name="P3">arc -&gt; identifier identifier identifier.</text:p>
      <text:p text:style-name="P3"></text:p>
      <text:p text:style-name="P3">settings_block -&gt; settings_tok end_tok settings_tok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lwgMono" svg:font-family="TlwgMono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rzys </meta:initial-creator>
    <meta:creation-date>2011-07-05T07:16:36</meta:creation-date>
    <dc:date>2011-07-05T08:32:29</dc:date>
    <dc:creator>krzys </dc:creator>
    <meta:editing-duration>PT01H15M55S</meta:editing-duration>
    <meta:editing-cycles>9</meta:editing-cycles>
    <meta:generator>OpenOffice.org/3.2$Linux OpenOffice.org_project/320m12$Build-9483</meta:generator>
    <meta:document-statistic meta:table-count="1" meta:image-count="0" meta:object-count="0" meta:page-count="2" meta:paragraph-count="59" meta:word-count="152" meta:character-count="1242"/>
  </office:meta>
</office:document-meta>
</file>